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c48a0" officeooo:paragraph-rsid="000c48a0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 黃金雨</text:p>
      <text:p text:style-name="P1"/>
      <text:p text:style-name="P1">人講臺灣是寶島，</text:p>
      <text:p text:style-name="P1">Lâng kóng Tâi-uân sī pó-tó, </text:p>
      <text:p text:style-name="P1"/>
      <text:p text:style-name="P1">地理好、風景媠，</text:p>
      <text:p text:style-name="P1">tē-lí hó, hong-kíng suí, </text:p>
      <text:p text:style-name="P1"/>
      <text:p text:style-name="P1">雖然熱天的天氣有淡薄仔翕熱，</text:p>
      <text:p text:style-name="P1">sui-jiân jua̍h-thinn ê thinn-khì ū tām-po̍h-á hip-jua̍h, </text:p>
      <text:p text:style-name="P1"/>
      <text:p text:style-name="P1">毋過嘛生湠出臺灣百百款的植物。</text:p>
      <text:p text:style-name="P1">m̄-koh mā senn-thuànn tshut Tâi-uân pah-pah-khuán ê si̍t-bu̍t.</text:p>
      <text:p text:style-name="P1"/>
      <text:p text:style-name="P1"/>
      <text:p text:style-name="P1"/>
      <text:p text:style-name="P1"/>
      <text:p text:style-name="P1">佇我猶未讀小學的時陣，</text:p>
      <text:p text:style-name="P1">Tī guá iáu-buē tha̍k sió-ha̍k ê sî-tsūn, </text:p>
      <text:p text:style-name="P1"/>
      <text:p text:style-name="P1">若是拄著禮拜，</text:p>
      <text:p text:style-name="P1">nā-sī tú-tio̍h lé-pài, </text:p>
      <text:p text:style-name="P1"/>
      <text:p text:style-name="P1">透早，</text:p>
      <text:p text:style-name="P1">thàu-tsá, </text:p>
      <text:p text:style-name="P1"/>
      <text:p text:style-name="P1">我就綴阿母去菜市仔買菜。</text:p>
      <text:p text:style-name="P1">guá tō tuè a-bú khì tshài-tshī-á bé tshài. </text:p>
      <text:p text:style-name="P1"/>
      <text:p text:style-name="P1">去菜市仔的路裡，</text:p>
      <text:p text:style-name="P1">Khì tshài-tshī-á ê lōo--lí, </text:p>
      <text:p text:style-name="P1"/>
      <text:p text:style-name="P1">阿母牽我的手，</text:p>
      <text:p text:style-name="P1">a-bú khan guá ê tshiú, </text:p>
      <text:p text:style-name="P1"/>
      <text:p text:style-name="P1">那行那比路邊的野花、野草，</text:p>
      <text:p text:style-name="P1">ná kiânn ná pí lōo-pinn ê iá-hue, iá-tsháu, </text:p>
      <text:p text:style-name="P1"/>
      <text:p text:style-name="P1">教我認捌遮的植物。</text:p>
      <text:p text:style-name="P1">kà guá jīn-bat tsia-ê si̍t-bu̍t.</text:p>
      <text:p text:style-name="P1"/>
      <text:p text:style-name="P1"/>
      <text:p text:style-name="P1"/>
      <text:p text:style-name="P1"/>
      <text:p text:style-name="P1">「這是草霸王；</text:p>
      <text:p text:style-name="P1">“Tse sī tsháu pà-ông; </text:p>
      <text:p text:style-name="P1"/>
      <text:p text:style-name="P1">彼是刺查某，</text:p>
      <text:p text:style-name="P1">he sī tshiah-tsa-bóo, </text:p>
      <text:p text:style-name="P1"/>
      <text:p text:style-name="P1">愛細膩毋通予伊纏牢咧。</text:p>
      <text:p text:style-name="P1">ài sè-jī m̄-thang hōo i tînn tiâu --leh. </text:p>
      <text:p text:style-name="P1"/>
      <text:p text:style-name="P1">彼欉叫做烏甜仔，</text:p>
      <text:p text:style-name="P1">Hit tsâng kiò-tsò oo-tinn-á, </text:p>
      <text:p text:style-name="P1"/>
      <text:p text:style-name="P1">葉仔佮結的子攏會當挽來食。」</text:p>
      <text:p text:style-name="P1">hio̍h-á kah kiat ê tsí lóng ē-tàng bán lâi tsia̍h.” </text:p>
      <text:p text:style-name="P1"/>
      <text:p text:style-name="P1">我指一欉花問阿母：「彼一粒一粒、紅紅的是啥物花？</text:p>
      <text:p text:style-name="P1">Guá tsí tsi̍t tsâng hue mn̄g a-bú: “He tsi̍t lia̍p tsi̍t lia̍p, âng-âng ê sī siánn-mih hue?</text:p>
      <text:p text:style-name="P1"/>
      <text:p text:style-name="P1">有夠古錐呢！」</text:p>
      <text:p text:style-name="P1"><text:soft-page-break/>Ū-kàu kóo-tsui --neh!” </text:p>
      <text:p text:style-name="P1"/>
      <text:p text:style-name="P1">「彼叫做圓仔花，</text:p>
      <text:p text:style-name="P1">“He kiò-tsò înn-á-hue, </text:p>
      <text:p text:style-name="P1"/>
      <text:p text:style-name="P1">佇路邊常在會當看著伊。」</text:p>
      <text:p text:style-name="P1">tī lōo-pinn tshiâng-tsāi ē-tàng khuànn-tio̍h i.”</text:p>
      <text:p text:style-name="P1"/>
      <text:p text:style-name="P1"/>
      <text:p text:style-name="P1"/>
      <text:p text:style-name="P1"/>
      <text:p text:style-name="P1">細漢，</text:p>
      <text:p text:style-name="P1">Sè-hàn, </text:p>
      <text:p text:style-name="P1"/>
      <text:p text:style-name="P1">我上愛綴序大人看歌仔戲，</text:p>
      <text:p text:style-name="P1">guá siōng ài tuè sī-tuā-lâng khuànn kua-á-hì,</text:p>
      <text:p text:style-name="P1"/>
      <text:p text:style-name="P1">看著搬戲的花旦妝甲媠噹噹，</text:p>
      <text:p text:style-name="P1">khuànn-tio̍h puann-hì ê hue-tuànn tsng kah suí-tang-tang, </text:p>
      <text:p text:style-name="P1"/>
      <text:p text:style-name="P1">我嘛會攑香綴拜，</text:p>
      <text:p text:style-name="P1">guá mā ē gia̍h hiunn tuè pài, </text:p>
      <text:p text:style-name="P1"/>
      <text:p text:style-name="P1">共頭毛頂插甲全全攏是圓仔花，</text:p>
      <text:p text:style-name="P1">kā thâu-mn̂g-tíng tshah kah tsuân-tsuân lóng sī înn-á-hue, </text:p>
      <text:p text:style-name="P1"/>
      <text:p text:style-name="P1">當做家己是歌仔戲的花旦，</text:p>
      <text:p text:style-name="P1">tòng-tsò ka-kī sī kua-á-hì ê hue-tuànn, </text:p>
      <text:p text:style-name="P1"/>
      <text:p text:style-name="P1">走去阿母面頭前唱七字仔。</text:p>
      <text:p text:style-name="P1">tsáu khì a-bú bīn-thâu-tsîng tshiùnn tshit-jī-á. </text:p>
      <text:p text:style-name="P1"/>
      <text:p text:style-name="P1">變鬼變怪閣牛聲馬喉，</text:p>
      <text:p text:style-name="P1">Pìnn-kuí-pìnn-kuài koh gû-siann-bé-âu, </text:p>
      <text:p text:style-name="P1"/>
      <text:p text:style-name="P1">阿母幌頭笑講：「你喔！</text:p>
      <text:p text:style-name="P1">a-bú hàinn-thâu tshiò kóng: “Lí --ooh! </text:p>
      <text:p text:style-name="P1"/>
      <text:p text:style-name="P1">真正是圓仔花毋知䆀！」</text:p>
      <text:p text:style-name="P1">Tsin-tsiànn sī înn-á-hue m̄ tsai bái!”</text:p>
      <text:p text:style-name="P1"/>
      <text:p text:style-name="P1"/>
      <text:p text:style-name="P1"/>
      <text:p text:style-name="P1"/>
      <text:p text:style-name="P1">等到我讀小學，</text:p>
      <text:p text:style-name="P1">Tán-kàu guá tha̍k sió-ha̍k, </text:p>
      <text:p text:style-name="P1"/>
      <text:p text:style-name="P1">我上佮意的就是運動埕邊的黃槐樹。</text:p>
      <text:p text:style-name="P1">guá siōng kah-ì--ê tō sī ūn-tōng-tiânn pinn ê n̂g-huâi-tshiū. </text:p>
      <text:p text:style-name="P1"/>
      <text:p text:style-name="P1">彼排黃槐樹，</text:p>
      <text:p text:style-name="P1">Hit pâi n̂g-huâi-tshiū, </text:p>
      <text:p text:style-name="P1"/>
      <text:p text:style-name="P1">差不多有八十公尺長、兩樓懸。</text:p>
      <text:p text:style-name="P1">tsha-put-to ū peh-tsa̍p kong-tshioh tn̂g, nn̄g lâu kuân. </text:p>
      <text:p text:style-name="P1"/>
      <text:p text:style-name="P1">熱天時仔，</text:p>
      <text:p text:style-name="P1">Jua̍h-thinn-sî-á, </text:p>
      <text:p text:style-name="P1"/>
      <text:p text:style-name="P1">會開甲規欉樹仔攏是黃色的花。</text:p>
      <text:p text:style-name="P1">ē khui kah kui tsâng tshiū-á lóng sī n̂g-sik ê hue. </text:p>
      <text:p text:style-name="P1"/>
      <text:p text:style-name="P1"><text:soft-page-break/>下課的時，</text:p>
      <text:p text:style-name="P1">Hā-khò ê sî, </text:p>
      <text:p text:style-name="P1"/>
      <text:p text:style-name="P1">定定佮同窗走去樹仔跤𨑨迌。</text:p>
      <text:p text:style-name="P1">tiānn-tiānn kah tông-tshong tsáu khì tshiū-á-kha tshit-thô. </text:p>
      <text:p text:style-name="P1"/>
      <text:p text:style-name="P1">涼涼的風微微仔吹來，</text:p>
      <text:p text:style-name="P1">Liâng-liâng ê hong bî-bî-á tshue--lâi, </text:p>
      <text:p text:style-name="P1"/>
      <text:p text:style-name="P1">帶來花的清芳，</text:p>
      <text:p text:style-name="P1">tuà lâi hue ê tshing-phang, </text:p>
      <text:p text:style-name="P1"/>
      <text:p text:style-name="P1">閣有真茂的樹葉仔鬥遮日，</text:p>
      <text:p text:style-name="P1">koh ū tsin ōm ê tshiū-hio̍h-á tàu jia-ji̍t, </text:p>
      <text:p text:style-name="P1"/>
      <text:p text:style-name="P1">真正是天然歇涼的好所在。</text:p>
      <text:p text:style-name="P1">tsin-tsiànn sī thian-jiân hioh-liâng ê hó sóo-tsāi.</text:p>
      <text:p text:style-name="P1"/>
      <text:p text:style-name="P1"/>
      <text:p text:style-name="P1"/>
      <text:p text:style-name="P1"/>
      <text:p text:style-name="P1">有一工的熱天下晡，</text:p>
      <text:p text:style-name="P1">Ū tsi̍t kang ê jua̍h-thinn ē-poo, </text:p>
      <text:p text:style-name="P1"/>
      <text:p text:style-name="P1">當咧上課，</text:p>
      <text:p text:style-name="P1">tng-teh siōng-khò, </text:p>
      <text:p text:style-name="P1"/>
      <text:p text:style-name="P1">雄雄落一陣有夠大的西北雨，</text:p>
      <text:p text:style-name="P1">hiông-hiông lo̍h tsi̍t tsūn ū-kàu tuā ê sai-pak-hōo, </text:p>
      <text:p text:style-name="P1"/>
      <text:p text:style-name="P1">逐家攏予大雨唌去看外口，</text:p>
      <text:p text:style-name="P1">ta̍k-ke lóng hōo tuā-hōo siânn khì khuànn guā-kháu, </text:p>
      <text:p text:style-name="P1"/>
      <text:p text:style-name="P1">無張持有人大聲喝：「哇！</text:p>
      <text:p text:style-name="P1">bô-tiunn-tî ū lâng tuā-siann huah: “Uah! </text:p>
      <text:p text:style-name="P1"/>
      <text:p text:style-name="P1">有夠媠的！」</text:p>
      <text:p text:style-name="P1">Ū-kàu suí--ê!”</text:p>
      <text:p text:style-name="P1"/>
      <text:p text:style-name="P1"/>
      <text:p text:style-name="P1"/>
      <text:p text:style-name="P1"/>
      <text:p text:style-name="P1">原來，</text:p>
      <text:p text:style-name="P1">Guân-lâi, </text:p>
      <text:p text:style-name="P1"/>
      <text:p text:style-name="P1">這陣大雨共規排黃槐樹的花拍落來，</text:p>
      <text:p text:style-name="P1">tsit-tsūn tuā-hōo kā kui pâi n̂g-huâi-tshiū ê hue phah --lo̍h-lâi,</text:p>
      <text:p text:style-name="P1"/>
      <text:p text:style-name="P1">黃錦錦的花蕊，</text:p>
      <text:p text:style-name="P1"><text:s/>n̂g-gìm-gìm ê hue-luí, </text:p>
      <text:p text:style-name="P1"/>
      <text:p text:style-name="P1">綴雨水落落來，</text:p>
      <text:p text:style-name="P1">tuè hōo-tsuí lak--lo̍h-lâi, </text:p>
      <text:p text:style-name="P1"/>
      <text:p text:style-name="P1">閣拄著透大風，</text:p>
      <text:p text:style-name="P1">koh tú-tio̍h thàu-tuā-hong, </text:p>
      <text:p text:style-name="P1"/>
      <text:p text:style-name="P1">花蕊就會予風吹甲懸懸懸，</text:p>
      <text:p text:style-name="P1">hue-luí tō ē hōo hong tshue kah kuân-kuân-kuân, </text:p>
      <text:p text:style-name="P1"/>
      <text:p text:style-name="P1">若像尾蝶仔咧跳舞仝款。</text:p>
      <text:p text:style-name="P1">ná-tshiūnn bué-ia̍h-á teh thiàu-bú kāng-khuán. </text:p>
      <text:p text:style-name="P1"/>
      <text:p text:style-name="P1">花蕊起起落落，</text:p>
      <text:p text:style-name="P1">Hue-luí khí-khí-lo̍h-lo̍h, </text:p>
      <text:p text:style-name="P1"/>
      <text:p text:style-name="P1"><text:soft-page-break/>親像咧落黃金雨仝款。</text:p>
      <text:p text:style-name="P1">tshin-tshiūnn teh lo̍h n̂g-kim hōo kāng-khuán. </text:p>
      <text:p text:style-name="P1"/>
      <text:p text:style-name="P1">全班的同學攏袂記得猶咧上課，</text:p>
      <text:p text:style-name="P1">Tsuân-pan ê tông-ha̍k lóng bē-kì tit iáu teh siōng-khò, </text:p>
      <text:p text:style-name="P1"/>
      <text:p text:style-name="P1">逐家攏走去𤲍佇窗仔門邊，</text:p>
      <text:p text:style-name="P1">ta̍k-ke lóng tsáu khì kheh tī thang-á-mn̂g-pinn, </text:p>
      <text:p text:style-name="P1"/>
      <text:p text:style-name="P1">連老師嘛做伙來欣賞這个難得的美麗景緻呢！</text:p>
      <text:p text:style-name="P1">liân lāu-su mā tsò-hué lâi him-sióng tsit ê lân-tit ê bí-lē kíng-tì --neh!</text:p>
      <text:p text:style-name="P1"/>
      <text:p text:style-name="P1"/>
      <text:p text:style-name="P1"/>
      <text:p text:style-name="P1"/>
      <text:p text:style-name="P1">到今，</text:p>
      <text:p text:style-name="P1">Kàu-tann, </text:p>
      <text:p text:style-name="P1"/>
      <text:p text:style-name="P1">一年四季攏有人相招去看花，</text:p>
      <text:p text:style-name="P1">tsi̍t nî sù-kuì lóng ū lâng sio-tsio khì khuànn hue, </text:p>
      <text:p text:style-name="P1"/>
      <text:p text:style-name="P1">像春天的斑芝花、</text:p>
      <text:p text:style-name="P1">tshiūnn tshun-thinn ê pan-tsi-hue, </text:p>
      <text:p text:style-name="P1"/>
      <text:p text:style-name="P1">熱人的蓮花、</text:p>
      <text:p text:style-name="P1">jua̍h--lâng ê liân-hue,</text:p>
      <text:p text:style-name="P1"/>
      <text:p text:style-name="P1">秋天的金針花佮寒人的梅花。</text:p>
      <text:p text:style-name="P1"><text:s/>tshiu-thinn ê kim-tsiam-hue kah kuânn--lâng ê muî-hue. </text:p>
      <text:p text:style-name="P1"/>
      <text:p text:style-name="P1">雖然遐的花攏真媠，</text:p>
      <text:p text:style-name="P1">Sui-jiân hia-ê hue lóng tsin suí, </text:p>
      <text:p text:style-name="P1"/>
      <text:p text:style-name="P1">毋過佇我心目當中，</text:p>
      <text:p text:style-name="P1">m̄-koh tī guá sim-bo̍k tang-tiong, </text:p>
      <text:p text:style-name="P1"/>
      <text:p text:style-name="P1">上媠的猶是細漢看著的彼陣美麗的黃金雨。</text:p>
      <text:p text:style-name="P1">siōng suí--ê iáu sī sè-hàn khuànn--tio̍h ê hit-tsūn bí-lē ê n̂g-kim hō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10:02.589240658</dc:date>
    <meta:editing-duration>PT1M13S</meta:editing-duration>
    <meta:editing-cycles>1</meta:editing-cycles>
    <meta:document-statistic meta:table-count="0" meta:image-count="0" meta:object-count="0" meta:page-count="4" meta:paragraph-count="140" meta:word-count="1124" meta:character-count="3332" meta:non-whitespace-character-count="2942"/>
    <meta:generator>LibreOffice/5.1.6.2$Linux_X86_64 LibreOffice_project/10m0$Build-2</meta:generator>
  </office:meta>
</office:document-meta>
</file>